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1d3a713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2023cdb"/>
    </style:style>
    <style:style style:name="T139" style:family="text">
      <style:text-properties fo:font-style="italic" officeooo:rsid="01cacbe0" style:font-style-asian="italic" style:font-style-complex="italic"/>
    </style:style>
    <style:style style:name="T140" style:family="text">
      <style:text-properties fo:font-style="italic" officeooo:rsid="01f8b30c" style:font-style-asian="italic" style:font-style-complex="italic"/>
    </style:style>
    <style:style style:name="T141" style:family="text">
      <style:text-properties fo:font-style="italic" officeooo:rsid="01f6b79a" style:font-style-asian="italic" style:font-style-complex="italic"/>
    </style:style>
    <style:style style:name="T142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3" style:family="text">
      <style:text-properties officeooo:rsid="01f8b30c"/>
    </style:style>
    <style:style style:name="T144" style:family="text">
      <style:text-properties officeooo:rsid="0220da76"/>
    </style:style>
    <style:style style:name="T145" style:family="text">
      <style:text-properties officeooo:rsid="01cc0b61"/>
    </style:style>
    <style:style style:name="T146" style:family="text">
      <style:text-properties officeooo:rsid="01efd146"/>
    </style:style>
    <style:style style:name="T147" style:family="text">
      <style:text-properties officeooo:rsid="01f08fe1"/>
    </style:style>
    <style:style style:name="T148" style:family="text">
      <style:text-properties fo:font-style="italic" officeooo:rsid="01ee78d3" style:font-style-asian="italic" style:font-style-complex="italic"/>
    </style:style>
    <style:style style:name="T149" style:family="text">
      <style:text-properties fo:font-style="italic" officeooo:rsid="021ae482" style:font-style-asian="italic" style:font-style-complex="italic"/>
    </style:style>
    <style:style style:name="T150" style:family="text">
      <style:text-properties officeooo:rsid="020ac8f5"/>
    </style:style>
    <style:style style:name="T151" style:family="text">
      <style:text-properties fo:font-style="italic" officeooo:rsid="020f94cd" style:font-style-asian="italic" style:font-style-complex="italic"/>
    </style:style>
    <style:style style:name="T152" style:family="text">
      <style:text-properties fo:font-style="italic" officeooo:rsid="020ac8f5" style:font-style-asian="italic" style:font-style-complex="italic"/>
    </style:style>
    <style:style style:name="T153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4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5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59" style:family="text">
      <style:text-properties fo:font-size="12pt" fo:font-style="italic" fo:font-weight="normal" officeooo:rsid="01bee39e" style:font-size-asian="12pt" style:font-style-asian="italic" style:font-weight-asian="normal" style:font-size-complex="12pt" style:font-style-complex="italic" style:font-weight-complex="normal"/>
    </style:style>
    <style:style style:name="T160" style:family="text">
      <style:text-properties fo:font-style="italic" officeooo:rsid="01de4cea" style:font-style-asian="italic" style:font-style-complex="italic"/>
    </style:style>
    <style:style style:name="T161" style:family="text">
      <style:text-properties fo:font-style="italic" officeooo:rsid="01e3a981" style:font-style-asian="italic" style:font-style-complex="italic"/>
    </style:style>
    <style:style style:name="T162" style:family="text">
      <style:text-properties fo:font-size="12pt" fo:font-style="italic" fo:font-weight="normal" officeooo:rsid="01de4cea" style:font-size-asian="12pt" style:font-style-asian="italic" style:font-weight-asian="normal" style:font-size-complex="12pt" style:font-style-complex="italic" style:font-weight-complex="normal"/>
    </style:style>
    <style:style style:name="T16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8" style:family="text">
      <style:text-properties officeooo:rsid="038d9d4d"/>
    </style:style>
    <style:style style:name="T169" style:family="text">
      <style:text-properties officeooo:rsid="038dd9cf"/>
    </style:style>
    <style:style style:name="T170" style:family="text">
      <style:text-properties officeooo:rsid="0025668c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3" style:family="text">
      <style:text-properties fo:font-weight="normal" officeooo:rsid="01e97238" style:font-weight-asian="normal" style:font-weight-complex="normal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7" style:family="text">
      <style:text-properties fo:font-style="normal" style:font-style-asian="normal" style:font-style-complex="normal"/>
    </style:style>
    <style:style style:name="T178" style:family="text">
      <style:text-properties officeooo:rsid="00bb3130"/>
    </style:style>
    <style:style style:name="T179" style:family="text">
      <style:text-properties officeooo:rsid="00bc8fae"/>
    </style:style>
    <style:style style:name="T180" style:family="text">
      <style:text-properties officeooo:rsid="021c40b7"/>
    </style:style>
    <style:style style:name="T181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2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<text:soft-page-break/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<text:soft-page-break/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p</text:span><text:span text:style-name="T134">atches </text:span><text:span text:style-name="T135">and 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8">resembling</text:span><text:span text:style-name="T132"> the VPS as closely as possible</text:span><text:span text:style-name="T139"> </text:span><text:span text:style-name="T140">(</text:span><text:span text:style-name="T141">Orca</text:span><text:span text:style-name="T142">, </text:span><text:span text:style-name="T141">n.d.</text:span><text:span text:style-name="T140">)</text:span><text:span text:style-name="T143">.</text:span><text:span text:style-name="T132"> </text:span><text:span text:style-name="T144">Due to the lack of a fallback system, automated runtime updates will be disabled. They will instead be performed during scheduled updates periods.</text:span></text:p>
      <text:p text:style-name="P50"/>
      <text:p text:style-name="P50"><text:span text:style-name="T145">This can be accomplished</text:span><text:span text:style-name="T132"> </text:span><text:span text:style-name="T146">through technologies such as containerisation or </text:span><text:span text:style-name="T147">other types of</text:span><text:span text:style-name="T146"> virtualisation</text:span><text:span text:style-name="T139"> </text:span><text:span text:style-name="T148">(Dirk Merkel, </text:span><text:span text:style-name="T149">2014</text:span><text:span text:style-name="T148">)</text:span><text:span text:style-name="T132">. </text:span></text:p>
      <text:p text:style-name="P49"/>
      <text:p text:style-name="P51">With this, we can carry out updates and patches manually, test for vulnerabilities <text:span text:style-name="T150">with open source tools such as OpenVAS </text:span><text:span text:style-name="T151">(</text:span><text:span text:style-name="T152">Greenbone</text:span><text:span text:style-name="T153">, </text:span><text:span text:style-name="T152">n.d.</text:span><text:span text:style-name="T151">)</text:span>, all the while the VPS is still providing its service. </text:p>
      <text:p text:style-name="P52"><text:span text:style-name="T154">To further increase security and </text:span><text:span text:style-name="T155">minimise the impact of unforeseen factors, a full backup of the VPS can also be made to a removable media. </text:span><text:span text:style-name="T156">This ensures that even if </text:span><text:span text:style-name="T157">the patches fail due to unknown factors, </text:span><text:span text:style-name="T158">the VPS can still be rolled back to the last working version. </text:span><text:span text:style-name="T159">“</text:span><text:span text:style-name="T3">‘Critical’ patches </text:span><text:span text:style-name="T160">[should </text:span><text:span text:style-name="T161">be</text:span><text:span text:style-name="T160">]</text:span><text:span text:style-name="T3"> deployed within 14 calendar days of a patch becoming available</text:span><text:span text:style-name="T159">” </text:span><text:span text:style-name="T162">(CESG, 2014)</text:span></text:p>
      <text:p text:style-name="P53"/>
      <text:p text:style-name="P53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4"/>
      <text:p text:style-name="P24"/>
      <text:list text:style-name="WWNum5">
        <text:list-item text:start-value="1">
          <text:p text:style-name="P59"><text:soft-page-break/>Currently hosted on a single VPS (Virtual Private Server) running Ubuntu, with a PostgreSQL database on the same machine. The VPS costs the charity approximately £25/month.</text:p>
        </text:list-item>
        <text:list-item>
          <text:p text:style-name="P5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/>
      <text:p text:style-name="P24"/>
      <text:p text:style-name="P61">References</text:p>
      <text:p text:style-name="P62"><text:span text:style-name="Strong_20_Emphasis"><text:span text:style-name="T163">GD</text:span></text:span><text:span text:style-name="Strong_20_Emphasis"><text:span text:style-name="T164">P</text:span></text:span><text:span text:style-name="Strong_20_Emphasis"><text:span text:style-name="T163">R</text:span></text:span><text:span text:style-name="T165"> (</text:span>2018<text:span text:style-name="T165">) </text:span><text:span text:style-name="Emphasis"><text:span text:style-name="T165">General Data Protection Regulation.</text:span></text:span><text:span text:style-name="T165"> Available at: </text:span><text:a xlink:type="simple" xlink:href="https://gdpr-info.eu/" text:style-name="Internet_20_link" text:visited-style-name="Visited_20_Internet_20_Link"><text:span text:style-name="T165">https://gdpr-info.eu/</text:span></text:a><text:span text:style-name="T165"> (</text:span><text:span text:style-name="T166">Accessed: </text:span><text:span text:style-name="T167">5 </text:span><text:span text:style-name="T166"><text:s/></text:span><text:span text:style-name="T167">May</text:span><text:span text:style-name="T166"> 2026</text:span><text:span text:style-name="T165">).</text:span></text:p>
      <text:p text:style-name="P63"><text:span text:style-name="Strong_20_Emphasis">Data Protection Act 2018</text:span> (2018) <text:span text:style-name="Emphasis">c.12.</text:span> London: The Stationery Office. <text:span text:style-name="T168">Available at: </text:span><text:a xlink:type="simple" xlink:href="https://www.legislation.gov.uk/ukpga/2018/12" text:style-name="Internet_20_link" text:visited-style-name="Visited_20_Internet_20_Link"><text:span text:style-name="T168">https://www.legislation.gov.uk/ukpga/2018/12</text:span></text:a><text:span text:style-name="T168"> </text:span><text:span text:style-name="T169">(Accessed: </text:span><text:span text:style-name="T170">5 May</text:span><text:span text:style-name="T169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9">Accessed: </text:span><text:span text:style-name="T170">5</text:span><text:span text:style-name="T169"> </text:span><text:span text:style-name="T170">May</text:span><text:span text:style-name="T169"> 2026</text:span>).</text:p>
      <text:p text:style-name="P65">National Cyber Security Centre <text:span text:style-name="T171">(2021) </text:span><text:span text:style-name="T172">Top tips for staying secure online.</text:span><text:span text:style-name="T17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1">https://www.ncsc.gov.uk/collection/top-tips-for-staying-secure-online/always-back-up-your-most-important-data#section_3</text:span></text:a><text:span text:style-name="T171"> (Accessed 5 May 2026).</text:span></text:p>
      <text:p text:style-name="P66">National Cyber Security Centre <text:span text:style-name="T171">(2024) </text:span><text:span text:style-name="T172">Vulnerability management</text:span><text:span text:style-name="T171">. Available at: </text:span><text:a xlink:type="simple" xlink:href="https://www.ncsc.gov.uk/collection/vulnerability-management" text:style-name="Internet_20_link" text:visited-style-name="Visited_20_Internet_20_Link"><text:span text:style-name="T171">https://www.ncsc.gov.uk/collection/vulnerability-management</text:span></text:a><text:span text:style-name="T171"> </text:span><text:span text:style-name="T173">(Accessed: 6 May 2026).</text:span></text:p>
      <text:p text:style-name="P67"><text:span text:style-name="T17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71">(n.d.) </text:span><text:span text:style-name="T172">Debugging Software with a Rubber Ducky. </text:span><text:span text:style-name="T175">Available at: </text:span><text:a xlink:type="simple" xlink:href="https://rubberduckdebugging.com/" text:style-name="Internet_20_link" text:visited-style-name="Visited_20_Internet_20_Link"><text:span text:style-name="T175">https://rubberduckdebugging.com/</text:span></text:a><text:span text:style-name="T175"> (Accessed: 5 May 2026)</text:span></text:p>
      <text:p text:style-name="P69"><text:span text:style-name="T176">Luka Netzler, Brian Lovell</text:span><text:span text:style-name="T17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71">(2025) </text:span><text:span text:style-name="T172">Stable cognitive performance while adapting to intermittent fasting: A randomised controlled trial</text:span><text:span text:style-name="T175">. Available at: </text:span><text:a xlink:type="simple" xlink:href="https://journals.sagepub.com/doi/10.1177/13591053251351204" text:style-name="Internet_20_link" text:visited-style-name="Visited_20_Internet_20_Link"><text:span text:style-name="T175">https://journals.sagepub.com/doi/10.1177/13591053251351204</text:span></text:a><text:span text:style-name="T175"> (Accessed: 5 May 2026).</text:span></text:p>
      <text:p text:style-name="P71"><text:span text:style-name="Strong_20_Emphasis">Information Commissioner’s Office (ICO)</text:span> (2024<text:span text:style-name="T17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9">Accessed: </text:span><text:span text:style-name="T179">5 May </text:span><text:span text:style-name="T169">2026</text:span>).</text:p>
      <text:p text:style-name="P72">Dominik H Pesta, Varman T Samuel <text:span text:style-name="T171">(2014) </text:span><text:span text:style-name="T172">A high-protein diet for reducing body fat: mechanisms and possible caveats.</text:span><text:span text:style-name="T171"> Available at: </text:span><text:a xlink:type="simple" xlink:href="https://link.springer.com/article/10.1186/1743-7075-11-53" text:style-name="Internet_20_link" text:visited-style-name="Visited_20_Internet_20_Link"><text:span text:style-name="T171">https://link.springer.com/article/10.1186/1743-7075-11-53</text:span></text:a><text:span text:style-name="T171"> (Accessed: 5 May 2026).</text:span></text:p>
      <text:p text:style-name="P73"/>
      <text:p text:style-name="P74">Craig A. Williamson, Jari J. Morganti, Hannah E. Smithson <text:span text:style-name="T171">(2023) </text:span><text:span text:style-name="T172">Bright-light distractions and visual performance</text:span><text:span text:style-name="T171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1">https://www.frontiersin.org/journals/psychology/articles/10.3389/fpsyg.2023.1088975/full</text:span></text:a><text:span text:style-name="T171"> (Accessed: 5 May 2026).</text:span></text:p>
      <text:p text:style-name="P75"/>
      <text:p text:style-name="P76">Ning Ding, Daniel Wagner, Xiaomeng Chen, Abhinav Pathak, Y. Charlie Hu, Andrew Rice <text:span text:style-name="T171">(2013) </text:span><text:span text:style-name="T172">Characterizing and modeling the impact of wireless signal strength on smartphone battery drain. </text:span><text:span text:style-name="T175">Available at: </text:span><text:a xlink:type="simple" xlink:href="https://dl.acm.org/doi/10.1145/2494232.2466586" text:style-name="Internet_20_link" text:visited-style-name="Visited_20_Internet_20_Link"><text:span text:style-name="T175">https://dl.acm.org/doi/10.1145/2494232.2466586</text:span></text:a><text:span text:style-name="T175"> (Accessed: 5 May 2026)</text:span></text:p>
      <text:p text:style-name="P77"/>
      <text:p text:style-name="P78">The Postman Team <text:span text:style-name="T171">(2025) </text:span><text:span text:style-name="T172">What are HTTP status codes? Complete Guide for API Developers</text:span><text:span text:style-name="T171">. Available at: </text:span><text:a xlink:type="simple" xlink:href="https://blog.postman.com/what-are-http-status-codes/" text:style-name="Internet_20_link" text:visited-style-name="Visited_20_Internet_20_Link"><text:span text:style-name="T171">https://blog.postman.com/what-are-http-status-codes/</text:span></text:a><text:span text:style-name="T171"> (Accessed: 6 May 2026)</text:span></text:p>
      <text:p text:style-name="P79"/>
      <text:p text:style-name="P80">Ubuntu <text:span text:style-name="T171">(n.d.) </text:span><text:span text:style-name="T172">Vulnerability management tools in Ubuntu.</text:span><text:span text:style-name="T175"> Available at: </text:span><text:a xlink:type="simple" xlink:href="https://ubuntu.com/security/vulnerability-management" text:style-name="Internet_20_link" text:visited-style-name="Visited_20_Internet_20_Link"><text:span text:style-name="T175">https://ubuntu.com/security/vulnerability-management</text:span></text:a><text:span text:style-name="T175"> (Accessed: 6 May 2026)</text:span></text:p>
      <text:p text:style-name="P81"/>
      <text:p text:style-name="P82">Trevor Atkins <text:span text:style-name="T171">(2002) </text:span><text:span text:style-name="T172">Create a Lightweight Testing Framework. </text:span><text:span text:style-name="T171">Available at: </text:span><text:a xlink:type="simple" xlink:href="https://thinktesting.com/articles/a-lightweight-testing-framework/" text:style-name="Internet_20_link" text:visited-style-name="Visited_20_Internet_20_Link"><text:span text:style-name="T171">https://thinktesting.com/articles/a-lightweight-testing-framework/</text:span></text:a><text:span text:style-name="T171"> (Accessed: 6 May 2026)</text:span></text:p>
      <text:p text:style-name="P83"/>
      <text:p text:style-name="P84">CESG <text:span text:style-name="T171">(2014) </text:span><text:span text:style-name="T172">Implementing the cloud security principles. </text:span><text:span text:style-name="T17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1">https://www.gov.uk/government/publications/implementing-the-cloud-security-principles/implementing-the-cloud-security-principles</text:span></text:a><text:span text:style-name="T171"> (Accessed: 6 May 2026)</text:span></text:p>
      <text:p text:style-name="P85"/>
      <text:p text:style-name="P85"/>
      <text:p text:style-name="P86"><text:span text:style-name="T174">Dirk Merkel</text:span> (<text:span text:style-name="T180">2014</text:span>) <text:span text:style-name="T3">Docker: Lightweight Linux Containers for Consistent Development and</text:span></text:p>
      <text:p text:style-name="P87">Deployment. <text:span text:style-name="T177">Available at: </text:span><text:a xlink:type="simple" xlink:href="https://www.seltzer.com/margo/teaching/CS508.19/papers/merkel14.pdf" text:style-name="Internet_20_link" text:visited-style-name="Visited_20_Internet_20_Link"><text:span text:style-name="T177">https://www.seltzer.com/margo/teaching/CS508.19/papers/merkel14.pdf</text:span></text:a><text:span text:style-name="T177"> (Accessed: 6 May 2026)</text:span></text:p>
      <text:p text:style-name="P86"/>
      <text:p text:style-name="P88">Orca <text:span text:style-name="T171">(n.d.) </text:span><text:span text:style-name="T172">Patch Management. </text:span><text:span text:style-name="T171">Available at: </text:span><text:a xlink:type="simple" xlink:href="https://orca.security/glossary/patch-management/" text:style-name="Internet_20_link" text:visited-style-name="Visited_20_Internet_20_Link"><text:span text:style-name="T171">https://orca.security/glossary/patch-management/</text:span></text:a><text:span text:style-name="T171"> (Accessed: 6 May 2026)</text:span></text:p>
      <text:p text:style-name="P89"/>
      <text:p text:style-name="P90">Mak Ulac <text:span text:style-name="T171">(2026)</text:span><text:span text:style-name="T172"> </text:span><text:span text:style-name="T181">Top Linux Vulnerability Scanners in 2026: A Guide to Open-Source Security Tools</text:span><text:span text:style-name="T171">. Available at: </text:span><text:a xlink:type="simple" xlink:href="https://linuxsecurity.com/features/top-6-vulnerability-scanning-tools" text:style-name="Internet_20_link" text:visited-style-name="Visited_20_Internet_20_Link"><text:span text:style-name="T171">https://linuxsecurity.com/features/top-6-vulnerability-scanning-tools</text:span></text:a><text:span text:style-name="T171"> (Accessed: 6 May 2026)</text:span></text:p>
      <text:p text:style-name="P91"/>
      <text:p text:style-name="P92">Greenbone <text:span text:style-name="T171">(n.d.) </text:span><text:span text:style-name="T172">OPENVAS by Greenbone. </text:span><text:span text:style-name="T182">Available at: </text:span><text:a xlink:type="simple" xlink:href="https://www.openvas.org/" text:style-name="Internet_20_link" text:visited-style-name="Visited_20_Internet_20_Link"><text:span text:style-name="T182">https://www.openvas.org/</text:span></text:a><text:span text:style-name="T182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10:53.924287000</dc:date>
    <meta:editing-duration>PT14H20M56S</meta:editing-duration>
    <meta:editing-cycles>405</meta:editing-cycles>
    <meta:document-statistic meta:table-count="0" meta:image-count="0" meta:object-count="0" meta:page-count="6" meta:paragraph-count="75" meta:word-count="2117" meta:character-count="14982" meta:non-whitespace-character-count="12934"/>
  </office:meta>
</office:document-meta>
</file>